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Quotations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4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f <text:span text:style-name="T1">p </text:span>is the perimeter of a right angle triangle with integral length sides, {<text:span text:style-name="T1">a</text:span>,<text:span text:style-name="T1">b</text:span>,<text:span text:style-name="T1">c</text:span>}, there are exactly three solutions for <text:span text:style-name="T1">p </text:span>= 120.</text:p>
      <text:p text:style-name="P2">{20,48,52}, {24,45,51}, {30,40,50}</text:p>
      <text:p text:style-name="P2">For which value of <text:span text:style-name="T1">p </text:span>≤ 1000, is the number of solutions maximised?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5-06-18T10:18:57.591000000</dc:date>
    <meta:editing-duration>PT1H55M54S</meta:editing-duration>
    <meta:editing-cycles>24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3" meta:word-count="40" meta:character-count="231" meta:non-whitespace-character-count="194"/>
  </office:meta>
</office:document-meta>
</file>